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1.-</text:p>
      <text:p text:style-name="Standard">*/</text:p>
      <text:p text:style-name="Standard">DROP PROCEDURE IF EXISTS pa_suma;</text:p>
      <text:p text:style-name="Standard"/>
      <text:p text:style-name="Standard">DELIMITER //</text:p>
      <text:p text:style-name="Standard">CREATE PROCEDURE pa_suma(</text:p>
      <text:p text:style-name="Standard"><text:s text:c="4"/>IN numero1 INT DEFAULT 0, </text:p>
      <text:p text:style-name="Standard"><text:s text:c="4"/>IN numero2 INT DEFAULT 0,</text:p>
      <text:p text:style-name="Standard"><text:s text:c="4"/>IN numero3 INT DEFAULT 0,</text:p>
      <text:p text:style-name="Standard"><text:s text:c="4"/>IN numero4 INT DEFAULT 0,</text:p>
      <text:p text:style-name="Standard"><text:s text:c="4"/>IN numero5 INT DEFAULT 0,</text:p>
      <text:p text:style-name="Standard"><text:s text:c="4"/>OUT resultado INT</text:p>
      <text:p text:style-name="Standard">)</text:p>
      <text:p text:style-name="Standard">BEGIN</text:p>
      <text:p text:style-name="Standard"><text:s text:c="4"/>SET resultado=numero1+numero2+numero3+numero4+numero5;</text:p>
      <text:p text:style-name="Standard">END //</text:p>
      <text:p text:style-name="Standard">DELIMITER ;</text:p>
      <text:p text:style-name="Standard"/>
      <text:p text:style-name="Standard">CALL pa_suma(3,2,@res);</text:p>
      <text:p text:style-name="Standard">SELECT @res;</text:p>
      <text:p text:style-name="Standard">/*</text:p>
      <text:p text:style-name="Standard">2.-</text:p>
      <text:p text:style-name="Standard">*/</text:p>
      <text:p text:style-name="Standard">DROP FUNCTION IF EXISTS f_caracteres;</text:p>
      <text:p text:style-name="Standard"/>
      <text:p text:style-name="Standard">DELIMITER //</text:p>
      <text:p text:style-name="Standard">CREATE FUNCTION f_caracteres(</text:p>
      <text:p text:style-name="Standard"><text:s text:c="4"/>cadena VARCHAR(30)</text:p>
      <text:p text:style-name="Standard">)</text:p>
      <text:p text:style-name="Standard">RETURNS VARCHAR(30) DETERMINISTIC</text:p>
      <text:p text:style-name="Standard">BEGIN</text:p>
      <text:p text:style-name="Standard"><text:s text:c="4"/>DECLARE caracter CHAR;</text:p>
      <text:p text:style-name="Standard"><text:s text:c="4"/>DECLARE cadenaNueva VARCHAR(30);</text:p>
      <text:p text:style-name="Standard"><text:s text:c="4"/>DECLARE i INT;</text:p>
      <text:p text:style-name="Standard"><text:s text:c="4"/></text:p>
      <text:p text:style-name="Standard"><text:s text:c="4"/>WHILE i &lt; LENGTH(cadena) DO</text:p>
      <text:p text:style-name="Standard"><text:s text:c="8"/>SET caracter = SUBSTR(cadena,i,1);</text:p>
      <text:p text:style-name="Standard"/>
      <text:p text:style-name="Standard"><text:s text:c="8"/>IF (ASCII(cadena) NOT BETWEEN 65 AND 90) AND (ASCII(cadena) NOT BETWEEN 97 AND 122) THEN</text:p>
      <text:p text:style-name="Standard"><text:s text:c="12"/>SET caracter = ' ';</text:p>
      <text:p text:style-name="Standard"><text:s text:c="8"/>END IF;</text:p>
      <text:p text:style-name="Standard"/>
      <text:p text:style-name="Standard"><text:s text:c="8"/>SET cadenaNueva = CONCAT(cadenaNueva,caracter);</text:p>
      <text:p text:style-name="Standard"/>
      <text:p text:style-name="Standard"><text:s text:c="8"/>SET i = i+1;</text:p>
      <text:p text:style-name="Standard"><text:s text:c="4"/>END WHILE;</text:p>
      <text:p text:style-name="Standard"><text:s text:c="4"/>RETURN (cadenaNueva);</text:p>
      <text:p text:style-name="Standard">END //</text:p>
      <text:p text:style-name="Standard">DELIMITER ;</text:p>
      <text:p text:style-name="Standard">SELECT f_caracteres("HOLA0QUE0TAL?!");</text:p>
      <text:p text:style-name="Standard"><text:soft-page-break/>/*</text:p>
      <text:p text:style-name="Standard">3.-</text:p>
      <text:p text:style-name="Standard">*/</text:p>
      <text:p text:style-name="Standard">DROP PROCEDURE IF EXISTS pa_cambio;</text:p>
      <text:p text:style-name="Standard"/>
      <text:p text:style-name="Standard">DELIMITER //</text:p>
      <text:p text:style-name="Standard">CREATE PROCEDURE pa_cambio(</text:p>
      <text:p text:style-name="Standard"><text:s text:c="4"/>IN importe INT,</text:p>
      <text:p text:style-name="Standard"><text:s text:c="4"/>OUT resultado INT</text:p>
      <text:p text:style-name="Standard">)</text:p>
      <text:p text:style-name="Standard">BEGIN</text:p>
      <text:p text:style-name="Standard"><text:s text:c="4"/>DECLARE cambio INT;</text:p>
      <text:p text:style-name="Standard"><text:s text:c="4"/>DECLARE resultado VARCHAR(50);</text:p>
      <text:p text:style-name="Standard"><text:s text:c="4"/>SET resultado = "Cambio: ";</text:p>
      <text:p text:style-name="Standard"><text:s text:c="4"/>SET cambio = importe;</text:p>
      <text:p text:style-name="Standard"/>
      <text:p text:style-name="Standard"><text:s text:c="4"/>WHILE cambio &gt; 0 DO</text:p>
      <text:p text:style-name="Standard"><text:s text:c="8"/>IF cambio &gt;= 5000 THEN</text:p>
      <text:p text:style-name="Standard"><text:s text:c="12"/>SET cambio = cambio - 5000;</text:p>
      <text:p text:style-name="Standard"><text:s text:c="12"/>SET resultado = CONCAT(resultado,"5000");</text:p>
      <text:p text:style-name="Standard"><text:s text:c="8"/>ELSEIF cambio &gt;= 2000 THEN</text:p>
      <text:p text:style-name="Standard"><text:s text:c="12"/>SET cambio = cambio - 2000;</text:p>
      <text:p text:style-name="Standard"><text:s text:c="12"/>SET resultado = CONCAT(resultado,"2000");</text:p>
      <text:p text:style-name="Standard"><text:s text:c="8"/>ELSEIF cambio &gt;= 1000 THEN</text:p>
      <text:p text:style-name="Standard"><text:s text:c="12"/>SET cambio = cambio - 1000;</text:p>
      <text:p text:style-name="Standard"><text:s text:c="12"/>SET resultado = CONCAT(resultado,"1000");</text:p>
      <text:p text:style-name="Standard"><text:s text:c="8"/>ELSEIF cambio &gt;= 500 THEN</text:p>
      <text:p text:style-name="Standard"><text:s text:c="12"/>SET cambio = cambio - 500;</text:p>
      <text:p text:style-name="Standard"><text:s text:c="12"/>SET resultado = CONCAT(resultado,"500");</text:p>
      <text:p text:style-name="Standard"><text:s text:c="8"/>ELSEIF cambio &gt;= 200 THEN</text:p>
      <text:p text:style-name="Standard"><text:s text:c="12"/>SET cambio = cambio - 200;</text:p>
      <text:p text:style-name="Standard"><text:s text:c="12"/>SET resultado = CONCAT(resultado,"200");</text:p>
      <text:p text:style-name="Standard"><text:s text:c="8"/>ELSEIF cambio &gt;= 100 THEN</text:p>
      <text:p text:style-name="Standard"><text:s text:c="12"/>SET cambio = cambio - 100;</text:p>
      <text:p text:style-name="Standard"><text:s text:c="12"/>SET resultado = CONCAT(resultado,"100");</text:p>
      <text:p text:style-name="Standard"><text:s text:c="8"/>ELSEIF cambio &gt;= 50 THEN</text:p>
      <text:p text:style-name="Standard"><text:s text:c="12"/>SET cambio = cambio - 50;</text:p>
      <text:p text:style-name="Standard"><text:s text:c="12"/>SET resultado = CONCAT(resultado,"50");</text:p>
      <text:p text:style-name="Standard"><text:s text:c="8"/>ELSEIF cambio &gt;= 25 THEN</text:p>
      <text:p text:style-name="Standard"><text:s text:c="12"/>SET cambio = cambio - 25;</text:p>
      <text:p text:style-name="Standard"><text:s text:c="12"/>SET resultado = CONCAT(resultado,"25");</text:p>
      <text:p text:style-name="Standard"><text:s text:c="8"/>ELSEIF cambio &gt;= 10 THEN</text:p>
      <text:p text:style-name="Standard"><text:s text:c="12"/>SET cambio = cambio - 10;</text:p>
      <text:p text:style-name="Standard"><text:s text:c="12"/>SET resultado = CONCAT(resultado,"10");</text:p>
      <text:p text:style-name="Standard"><text:s text:c="8"/>ELSEIF cambio &gt;= 5 THEN</text:p>
      <text:p text:style-name="Standard"><text:s text:c="12"/>SET cambio = cambio - 5;</text:p>
      <text:p text:style-name="Standard"><text:s text:c="12"/>SET resultado = CONCAT(resultado,"5");</text:p>
      <text:p text:style-name="Standard"><text:s text:c="8"/>ELSEIF cambio &gt;= 1 THEN</text:p>
      <text:p text:style-name="Standard"><text:s text:c="12"/>SET cambio = cambio - 1;</text:p>
      <text:p text:style-name="Standard"><text:s text:c="12"/>SET resultado = CONCAT(resultado,"1");</text:p>
      <text:p text:style-name="Standard"><text:s text:c="8"/>END IF;</text:p>
      <text:p text:style-name="Standard"/>
      <text:p text:style-name="Standard"><text:soft-page-break/><text:s text:c="8"/>SET resultado = CONCAT(resultaod,", ");</text:p>
      <text:p text:style-name="Standard"><text:s text:c="4"/>END WHILE;</text:p>
      <text:p text:style-name="Standard">END //</text:p>
      <text:p text:style-name="Standard">DELIMITER ;</text:p>
      <text:p text:style-name="Standard"/>
      <text:p text:style-name="Standard">CALL pa_suma(3,2,@res);</text:p>
      <text:p text:style-name="Standard">SELECT @res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9T13:18:09.987000000</dc:date>
    <meta:editing-duration>PT36S</meta:editing-duration>
    <meta:editing-cycles>1</meta:editing-cycles>
    <meta:document-statistic meta:table-count="0" meta:image-count="0" meta:object-count="0" meta:page-count="3" meta:paragraph-count="100" meta:word-count="354" meta:character-count="2702" meta:non-whitespace-character-count="1934"/>
    <meta:generator>LibreOffice/7.2.5.2$Windows_X86_64 LibreOffice_project/499f9727c189e6ef3471021d6132d4c694f357e5</meta:generator>
  </office:meta>
</office:document-meta>
</file>